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Heading_20_3">
      <style:text-properties style:font-name="Times New Roman" fo:font-style="italic" fo:font-weight="normal" officeooo:rsid="000e70de" officeooo:paragraph-rsid="000e70de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font-name="Times New Roman" officeooo:rsid="000e70de" officeooo:paragraph-rsid="000e70de"/>
    </style:style>
    <style:style style:name="P4" style:family="paragraph" style:parent-style-name="Standard">
      <style:paragraph-properties fo:text-align="center" style:justify-single-word="false"/>
      <style:text-properties style:font-name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style="italic" style:font-size-asian="18pt" style:font-style-asian="italic" style:font-size-complex="18pt" style:font-style-complex="italic"/>
    </style:style>
    <style:style style:name="P6" style:family="paragraph" style:parent-style-name="Standard">
      <style:text-properties style:font-name="Times New Roman" fo:font-size="14pt" fo:font-style="italic" officeooo:rsid="000e70de" officeooo:paragraph-rsid="000e70de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8" style:family="paragraph" style:parent-style-name="Text_20_body">
      <style:text-properties style:font-name="Times New Roman"/>
    </style:style>
    <style:style style:name="P9" style:family="paragraph" style:parent-style-name="Text_20_body">
      <style:text-properties style:font-name="Times New Roman" officeooo:rsid="000e70de" officeooo:paragraph-rsid="000e70de"/>
    </style:style>
    <style:style style:name="P10" style:family="paragraph" style:parent-style-name="Text_20_body">
      <style:text-properties style:font-name="Times New Roman" officeooo:rsid="000f5ab1" officeooo:paragraph-rsid="000f5ab1"/>
    </style:style>
    <style:style style:name="P11" style:family="paragraph" style:parent-style-name="Text_20_body">
      <style:text-properties style:font-name="Times New Roman" fo:font-style="italic" fo:font-weight="normal" officeooo:rsid="000e70de" officeooo:paragraph-rsid="000e70de" style:font-style-asian="italic" style:font-weight-asian="normal" style:font-style-complex="italic" style:font-weight-complex="normal"/>
    </style:style>
    <style:style style:name="P12" style:family="paragraph" style:parent-style-name="Text_20_body">
      <style:text-properties style:font-name="Times New Roman" fo:font-style="italic" style:font-style-asian="italic" style:font-style-complex="italic"/>
    </style:style>
    <style:style style:name="P13" style:family="paragraph" style:parent-style-name="Text_20_body">
      <style:text-properties style:font-name="Times New Roman" fo:font-style="normal" officeooo:rsid="0010bec8" officeooo:paragraph-rsid="0010bec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nonymous Personality Rating System</text:p>
      <text:p text:style-name="P5">by Raiyad Raad</text:p>
      <text:p text:style-name="P4"/>
      <text:p text:style-name="P3"/>
      <text:p text:style-name="P6">1. Introduction</text:p>
      <text:p text:style-name="P3"/>
      <text:p text:style-name="P3">Anonymous personality rating system will let the users to rate another user’s</text:p>
      <text:p text:style-name="P3">personality anonymously. Users will have a public profile where up to five</text:p>
      <text:p text:style-name="P3">personality names like – creativity, extrovert, introvert, friendly, sensitive, shy etc</text:p>
      <text:p text:style-name="P3">will be shown. User can select which five personalities they want to show from a</text:p>
      <text:p text:style-name="P3">large list of personalities. Other users who have the link of that user profile can able</text:p>
      <text:p text:style-name="P3">to rate those five personalities. All the information of the users who rated will be</text:p>
      <text:p text:style-name="P3">hidden. The average percentages of those rating will be shown on the user profile.</text:p>
      <text:p text:style-name="P3">Moreover, there will be options to comment anonymously about the users on their</text:p>
      <text:p text:style-name="P3">profile.</text:p>
      <text:p text:style-name="P3"/>
      <text:h text:style-name="P2" text:outline-level="3">2. Design and Implementation</text:h>
      <text:p text:style-name="P11"/>
      <text:p text:style-name="P12">2.1 The REST API Specification</text:p>
      <text:p text:style-name="P13">REST API endpoints with supported operations</text:p>
      <text:p text:style-name="P13"/>
      <text:p text:style-name="P9">1. /users – GET, POST, DELETE</text:p>
      <text:p text:style-name="P9">2. <text:span text:style-name="T1">users</text:span><text:span text:style-name="T2">/:userId – GET, PUT, DELETE</text:span></text:p>
      <text:p text:style-name="P9"><text:span text:style-name="T2">3. :userId/ratingsList – GET, POST, DELETE</text:span></text:p>
      <text:p text:style-name="P9"><text:span text:style-name="T2">4. :userId/ratingList/:ratingId – GET, PUT, DELETE</text:span></text:p>
      <text:p text:style-name="P9"><text:span text:style-name="T2">5. :userId/comments – GET, POST, DELETE</text:span></text:p>
      <text:p text:style-name="P9"><text:span text:style-name="T2">6. :userId/comments/:commentId – GET, PUT, DELETE</text:span></text:p>
      <text:p text:style-name="P9"><text:span text:style-name="T2">7. :userId/comments/approvalWaitingList – GET, DELETE</text:span></text:p>
      <text:p text:style-name="P9"><text:span text:style-name="T2">8. :userId/comments/approvalWaitingList/:commentId – GET, DELETE</text:span></text:p>
      <text:p text:style-name="P9"><text:span text:style-name="T2"/></text:p>
      <text:p text:style-name="P12">2.2 Database Schemas, Design and Structure</text:p>
      <text:p text:style-name="P10">I will be using MongoDB database. The schemas are given below. </text:p>
      <text:p text:style-name="P10"/>
      <text:p text:style-name="P10">Collections List:</text:p>
      <text:p text:style-name="P10">1. Users: Contains username, email, password, fullName, dob, age (from dob), photo, bio, social accounts: FB, Instagram, Snapchat, Twitter.</text:p>
      <text:p text:style-name="P10">2. Personalities: contains personality names like Happy, Energetic, Angry, Talkative, Introvert etc.</text:p>
      <text:p text:style-name="P10"><text:soft-page-break/>3. Comments: userId, commentId, commentInfo, createdAt, approveStatus, </text:p>
      <text:p text:style-name="P10"><text:s text:c="2"/></text:p>
      <text:p text:style-name="P12">2.3 Communication</text:p>
      <text:p text:style-name="P10">FrontEnd should display data from the database. Data will be queried through the Node.js models and routes and shown on the frontend pages.</text:p>
      <text:h text:style-name="P1" text:outline-level="3">3. Conclusions</text:h>
      <text:p text:style-name="P8">This system will let the users know about what others think about their personalities.</text:p>
      <text:p text:style-name="P8">People are always interested to know how others think about them. Users can develop</text:p>
      <text:p text:style-name="P8">their personalities through the feedback. All the ratings and comments will be</text:p>
      <text:p text:style-name="P8">anonymous. This will allow more users to use the website and freely express their</text:p>
      <text:p text:style-name="P8">thoughts.</text:p>
      <text:h text:style-name="P1" text:outline-level="3">4. References</text:h>
      <text:p text:style-name="P8">https://ask.fm</text:p>
      <text:p text:style-name="P8">https://www.sarahah.com</text:p>
      <text:p text:style-name="P8">https://www.confessout.com</text:p>
      <text:p text:style-name="P8">http://freesuggestionbox.com</text:p>
      <text:p text:style-name="P8">http://whisper.sh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23:35:13.236565603</meta:creation-date>
    <meta:generator>LibreOffice/6.2.5.2$Linux_X86_64 LibreOffice_project/a887734edd14b7c31b8ab527c0422d03c5e16f8b</meta:generator>
    <dc:date>2019-07-24T00:01:21.845373992</dc:date>
    <meta:editing-duration>PT2S</meta:editing-duration>
    <meta:editing-cycles>1</meta:editing-cycles>
    <meta:document-statistic meta:table-count="0" meta:image-count="0" meta:object-count="0" meta:page-count="2" meta:paragraph-count="44" meta:word-count="316" meta:character-count="2248" meta:non-whitespace-character-count="1962"/>
  </office:meta>
</office:document-meta>
</file>